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4d" officeooo:paragraph-rsid="000f7b4d"/>
    </style:style>
    <style:style style:name="P2" style:family="paragraph" style:parent-style-name="Standard">
      <style:paragraph-properties fo:text-align="start" style:justify-single-word="false"/>
      <style:text-properties officeooo:rsid="000f7b4d" officeooo:paragraph-rsid="000f7b4d"/>
    </style:style>
    <style:style style:name="P3" style:family="paragraph" style:parent-style-name="Standard">
      <style:paragraph-properties fo:text-align="start" style:justify-single-word="false"/>
      <style:text-properties fo:color="#ffff00" officeooo:rsid="000f7b4d" officeooo:paragraph-rsid="000f7b4d" fo:background-color="#ff3333"/>
    </style:style>
    <style:style style:name="P4" style:family="paragraph" style:parent-style-name="Text_20_body">
      <style:text-properties officeooo:rsid="00107b05" officeooo:paragraph-rsid="00107b05"/>
    </style:style>
    <style:style style:name="P5" style:family="paragraph" style:parent-style-name="Text_20_body">
      <style:text-properties fo:font-weight="bold" officeooo:paragraph-rsid="00107b0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7b4d" officeooo:paragraph-rsid="000f7b4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f7b4d" officeooo:paragraph-rsid="000f7b4d" fo:background-color="#ffff00"/>
    </style:style>
    <style:style style:name="P8" style:family="paragraph" style:parent-style-name="Text_20_body">
      <style:text-properties fo:text-shadow="none" fo:font-weight="normal" officeooo:paragraph-rsid="00107b05" style:font-weight-asian="normal" style:font-weight-complex="normal"/>
    </style:style>
    <style:style style:name="P9" style:family="paragraph" style:parent-style-name="Text_20_body" style:list-style-name="L2">
      <style:text-properties fo:text-shadow="none" fo:font-weight="normal" officeooo:rsid="0011ba16" officeooo:paragraph-rsid="0011ba16" style:font-weight-asian="normal" style:font-weight-complex="normal"/>
    </style:style>
    <style:style style:name="P10" style:family="paragraph" style:parent-style-name="Text_20_body">
      <style:text-properties officeooo:rsid="00107b05" officeooo:paragraph-rsid="00107b05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text-shadow="none" fo:font-weight="normal" officeooo:paragraph-rsid="0011ba16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text-shadow="none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text-shadow="none" fo:font-weight="normal" officeooo:paragraph-rsid="0011ba16" style:font-weight-asian="normal" style:font-weight-complex="normal"/>
    </style:style>
    <style:style style:name="P14" style:family="paragraph" style:parent-style-name="Title">
      <style:text-properties officeooo:rsid="00107b05" officeooo:paragraph-rsid="00107b05"/>
    </style:style>
    <style:style style:name="P15" style:family="paragraph" style:parent-style-name="Heading_20_1">
      <style:text-properties officeooo:rsid="00107b05" officeooo:paragraph-rsid="00107b05"/>
    </style:style>
    <style:style style:name="P16" style:family="paragraph" style:parent-style-name="Subtitle">
      <style:text-properties officeooo:rsid="0011ba16" officeooo:paragraph-rsid="0011ba16"/>
    </style:style>
    <style:style style:name="T1" style:family="text">
      <style:text-properties officeooo:rsid="000ff36f"/>
    </style:style>
    <style:style style:name="T2" style:family="text">
      <style:text-properties officeooo:rsid="0011ba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o de Instanciação do Trabalho Final de Modelagem de Processo de Negócios – T02</text:p>
      <text:p text:style-name="P4"/>
      <text:p text:style-name="P16">Grupo 3</text:p>
      <text:p text:style-name="P4"/>
      <text:h text:style-name="P15" text:outline-level="1">Acadêmicos:</text:h>
      <text:p text:style-name="P8"/>
      <text:list xml:id="list3945716764853243324" text:style-name="L2">
        <text:list-item>
          <text:p text:style-name="P9">BRUNO GONCALVES MECCA</text:p>
        </text:list-item>
        <text:list-item>
          <text:p text:style-name="P9">ERICO BRUNO CAMARGO</text:p>
        </text:list-item>
        <text:list-item>
          <text:p text:style-name="P9">GIAN LUCAS SILVA DA FONSECA </text:p>
        </text:list-item>
        <text:list-item>
          <text:p text:style-name="P9">JONATHAN HEIDY KINJO </text:p>
        </text:list-item>
        <text:list-item>
          <text:p text:style-name="P9">JOSE AUGUSTO SOTTILI REIS </text:p>
        </text:list-item>
        <text:list-item>
          <text:p text:style-name="P9">LINCOLN GOMES DIAZ </text:p>
        </text:list-item>
        <text:list-item>
          <text:p text:style-name="P9">MATEUS BORGES OLIVEIRA GASPIO DE ARAUJO </text:p>
        </text:list-item>
        <text:list-item>
          <text:p text:style-name="P9">MATEUS GABI MOREIRA </text:p>
        </text:list-item>
        <text:list-item>
          <text:p text:style-name="P9">MATHEUS FONTES DA GAMA </text:p>
        </text:list-item>
        <text:list-item>
          <text:p text:style-name="P9">NICHOLAS PEDROSO PETERLE </text:p>
        </text:list-item>
        <text:list-item>
          <text:p text:style-name="P9">TACIO LUCAS IFRAN </text:p>
        </text:list-item>
        <text:list-item>
          <text:p text:style-name="P9">VICTOR LUCAS LOPES SILVA </text:p>
        </text:list-item>
      </text:list>
      <text:p text:style-name="P5"/>
      <text:h text:style-name="Heading_20_1" text:outline-level="1">O que devemos fazer</text:h>
      <text:p text:style-name="P1"/>
      <text:list xml:id="list3494647270340718712" text:style-name="L1">
        <text:list-item>
          <text:p text:style-name="P6">criar repositório no GitHub<text:tab/>[DONE] <text:a xlink:type="simple" xlink:href="https://github.com/MateusGabi/Trabalho-MPN-T2" text:style-name="Internet_20_link" text:visited-style-name="Visited_20_Internet_20_Link">https://github.com/MateusGabi/Trabalho-MPN-T2</text:a></text:p>
        </text:list-item>
        <text:list-item>
          <text:p text:style-name="P6">enviar link do repositório para o prof</text:p>
        </text:list-item>
        <text:list-item>
          <text:p text:style-name="P6">realizar os diagramas BPMN</text:p>
        </text:list-item>
        <text:list-item>
          <text:p text:style-name="P6">redigir pautas das reuniões</text:p>
        </text:list-item>
        <text:list-item>
          <text:p text:style-name="P7">redigir planos de ações PDCA ??????</text:p>
        </text:list-item>
      </text:list>
      <text:p text:style-name="P2"/>
      <text:h text:style-name="Heading_20_1" text:outline-level="1"><text:soft-page-break/>Fases dos trabalho</text:h>
      <text:p text:style-name="P2"/>
      <text:h text:style-name="Heading_20_2" text:outline-level="2">1. Identificar Processos</text:h>
      <text:h text:style-name="Heading_20_3" text:outline-level="3">1.1. Aqruitetura de Processos da Organização</text:h>
      <text:p text:style-name="Heading">1.1.1. Realizar Matriz Caso/Função</text:p>
      <text:p text:style-name="Heading">1.1.2. Enumerar Processos</text:p>
      <text:p text:style-name="Heading">1.1.3. Ilustrar a Arquitetura d<text:span text:style-name="T1">e Processos d</text:span>a Organização</text:p>
      <text:h text:style-name="Heading_20_3" text:outline-level="3">1.2. Avaliação dos Processos de Negócios</text:h>
      <text:p text:style-name="Heading">1.2.1. Avaliar com base na Importância, Disfunção e Viabilidade</text:p>
      <text:p text:style-name="Heading">1.2.2. Estabelecer quais processos serão descobertos de forma detalhada</text:p>
      <text:h text:style-name="Heading_20_3" text:outline-level="3">1.3. Escopo do Ciclo de Melhorias</text:h>
      <text:h text:style-name="Heading_20_2" text:outline-level="2">2. Descoberta de Processos</text:h>
      <text:h text:style-name="Heading_20_3" text:outline-level="3">2.1. </text:h>
      <text:h text:style-name="Heading_20_3" text:outline-level="3">2.2.</text:h>
      <text:h text:style-name="Heading_20_3" text:outline-level="3">2.3.</text:h>
      <text:h text:style-name="Heading_20_3" text:outline-level="3">2.4.</text:h>
      <text:h text:style-name="Heading_20_2" text:outline-level="2">3. Análise de processos</text:h>
      <text:h text:style-name="Heading_20_2" text:outline-level="2">4. Re-design de processos</text:h>
      <text:p text:style-name="P2"/>
      <text:p text:style-name="P3">ENTREGA: 23/03</text:p>
      <text:list xml:id="list102947894162232" text:continue-numbering="true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9:56:52.410180617</meta:creation-date>
    <dc:date>2016-02-25T10:29:46.375824367</dc:date>
    <meta:editing-duration>PT11M29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2" meta:paragraph-count="40" meta:word-count="184" meta:character-count="1144" meta:non-whitespace-character-count="1005"/>
  </office:meta>
</office:document-meta>
</file>